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3.747cm" fo:margin-right="0cm" fo:text-indent="-3.747cm" style:auto-text-indent="false">
        <style:tab-stops/>
      </style:paragraph-properties>
    </style:style>
    <style:style style:name="P2" style:family="paragraph" style:parent-style-name="Standard">
      <style:paragraph-properties fo:margin-left="3.747cm" fo:margin-right="0cm" fo:text-indent="-3.747cm" style:auto-text-indent="false">
        <style:tab-stops/>
      </style:paragraph-properties>
      <style:text-properties fo:color="#000000" style:font-name="Arial Narrow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text-properties fo:color="#000000" style:font-name="Arial Narrow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text-properties fo:color="#000000" style:font-name="Arial Narrow" fo:font-size="12pt" style:font-size-asian="12pt" style:font-size-complex="12pt"/>
    </style:style>
    <style:style style:name="P5" style:family="paragraph" style:parent-style-name="Standard" style:master-page-name="MP0">
      <style:paragraph-properties style:page-number="auto" fo:break-before="page"/>
      <style:text-properties fo:color="#000000" style:font-name="Arial Narrow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text-properties fo:color="#000000" style:font-name="Arial Narrow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fo:color="#000000" style:font-name="Arial Narrow" fo:font-size="12pt" style:font-size-asian="12pt" style:font-size-complex="12pt"/>
    </style:style>
    <style:style style:name="P8" style:family="paragraph" style:parent-style-name="Standard">
      <style:paragraph-properties fo:margin-left="3.747cm" fo:margin-right="0cm" fo:text-indent="-3.747cm" style:auto-text-indent="false">
        <style:tab-stops/>
      </style:paragraph-properties>
    </style:style>
    <style:style style:name="P9" style:family="paragraph" style:parent-style-name="Standard">
      <style:paragraph-properties fo:margin-left="3.747cm" fo:margin-right="0cm" fo:text-indent="-3.747cm" style:auto-text-indent="false">
        <style:tab-stops/>
      </style:paragraph-properties>
      <style:text-properties fo:color="#000000" style:font-name="Arial Narrow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 style:master-page-name="">
      <style:paragraph-properties fo:margin-left="0.019cm" fo:margin-right="0cm" fo:line-height="104%" fo:orphans="2" fo:widows="2" fo:hyphenation-ladder-count="no-limit" fo:text-indent="-0.019cm" style:auto-text-indent="false" style:page-number="auto">
        <style:tab-stops/>
      </style:paragraph-properties>
      <style:text-properties fo:color="#000000" style:font-name="Arial Narrow" fo:font-size="12pt" style:font-size-asian="12pt" style:font-size-complex="12pt" fo:hyphenate="false" fo:hyphenation-remain-char-count="0" fo:hyphenation-push-char-count="0"/>
    </style:style>
    <style:style style:name="P11" style:family="paragraph" style:parent-style-name="Standard">
      <style:paragraph-properties fo:margin-left="0.019cm" fo:margin-right="0cm" fo:line-height="104%" fo:orphans="2" fo:widows="2" fo:hyphenation-ladder-count="no-limit" fo:text-indent="-0.019cm" style:auto-text-indent="false">
        <style:tab-stops/>
      </style:paragraph-properties>
      <style:text-properties fo:color="#000000" style:font-name="Arial Narrow" fo:font-size="12pt" style:font-size-asian="12pt" style:font-size-complex="12pt" fo:hyphenate="false" fo:hyphenation-remain-char-count="0" fo:hyphenation-push-char-count="0"/>
    </style:style>
    <style:style style:name="P12" style:family="paragraph" style:parent-style-name="Standard" style:master-page-name="">
      <style:paragraph-properties style:page-number="auto"/>
      <style:text-properties fo:color="#000000" style:font-name="Arial Narrow" fo:font-size="12pt" style:font-size-asian="12pt" style:font-size-complex="12pt"/>
    </style:style>
    <style:style style:name="P13" style:family="paragraph" style:parent-style-name="List_20_Paragraph" style:list-style-name="WWNum1">
      <style:text-properties fo:color="#000000" style:font-name="Arial Narrow" fo:font-size="12pt" style:font-size-asian="12pt" style:font-name-complex="Times New Roman" style:font-size-complex="12pt"/>
    </style:style>
    <style:style style:name="P14" style:family="paragraph" style:parent-style-name="List_20_Paragraph" style:list-style-name="WWNum3">
      <style:text-properties fo:color="#000000" style:font-name="Arial Narrow" fo:font-size="12pt" style:font-size-asian="12pt" style:font-name-complex="Times New Roman" style:font-size-complex="12pt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color="#000000" style:font-name="Arial Narrow" fo:font-size="12pt" style:font-size-asian="12pt" style:font-name-complex="Times New Roman" style:font-size-complex="12pt"/>
    </style:style>
    <style:style style:name="T1" style:family="text">
      <style:text-properties fo:color="#000000" style:font-name="Arial Narrow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fo:color="#000000" style:font-name="Arial Narrow" fo:font-size="12pt" fo:font-weight="bold" style:font-size-asian="12pt" style:font-weight-asian="bold" style:font-size-complex="12pt"/>
    </style:style>
    <style:style style:name="T3" style:family="text">
      <style:text-properties fo:color="#000000" style:font-name="Arial Narrow" fo:font-size="12pt" style:font-size-asian="12pt" style:font-name-complex="Times New Roman" style:font-size-complex="12pt"/>
    </style:style>
    <style:style style:name="T4" style:family="text">
      <style:text-properties fo:color="#000000" style:font-name="Arial Narrow" fo:font-size="12pt" style:font-size-asian="12pt" style:font-size-complex="12pt"/>
    </style:style>
    <style:style style:name="T5" style:family="text">
      <style:text-properties fo:font-weight="bold" style:font-weight-asian="bold" style:font-name-complex="Times New Roman"/>
    </style:style>
    <style:style style:name="T6" style:family="text">
      <style:text-properties fo:font-weight="bold" style:font-weight-asian="bold" style:font-name-complex="Times New Roman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style:font-name-complex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P01: LOGIN</text:p>
      <text:p text:style-name="P1"><text:span text:style-name="Default_20_Paragraph_20_Font"><text:span text:style-name="T1">Descripción:</text:span></text:span><text:span text:style-name="Default_20_Paragraph_20_Font"><text:span text:style-name="T1"><text:tab/></text:span></text:span><text:span text:style-name="Default_20_Paragraph_20_Font"><text:span text:style-name="T3">Se comprueba que la funcionalidad de login se comporta como se espera</text:span></text:span></text:p>
      <text:p text:style-name="P3">Procedimiento:<text:tab/></text:p>
      <text:list xml:id="list6657694302182418101" text:style-name="WWNum1">
        <text:list-item text:start-value="1">
          <text:p text:style-name="P13">Se accede a Login/Register.</text:p>
        </text:list-item>
        <text:list-item>
          <text:p text:style-name="P13">Se introducen credenciales válidas.</text:p>
        </text:list-item>
        <text:list-item>
          <text:p text:style-name="P13">Se introducen credenciales no válidas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acepta las credenciales válidas, pero al rechazar las no válidas, no vuelve a mostrar el formulario con un mensaje de error apropiado.</text:span></text:span></text:p>
      <text:p text:style-name="Standard"><text:span text:style-name="Default_20_Paragraph_20_Font"><text:span text:style-name="T2">Medidas tomadas:</text:span></text:span><text:span text:style-name="Default_20_Paragraph_20_Font"><text:span text:style-name="T4"> Se ha corregido la parte del código defectuosa para que se vuelva a mostrar el formulario.</text:span></text:span></text:p>
      <text:p text:style-name="Standard"><text:span text:style-name="Default_20_Paragraph_20_Font"><text:span text:style-name="T4"/></text:span></text:p>
      <text:p text:style-name="Standard"><text:span text:style-name="T1">CP02: LOGOUT</text:span></text:p>
      <text:p text:style-name="P1"><text:span text:style-name="Default_20_Paragraph_20_Font"><text:span text:style-name="T1">Descripción:<text:tab/></text:span></text:span><text:span text:style-name="Default_20_Paragraph_20_Font"><text:span text:style-name="T3">Se comprueba que la funcionalidad de logout se comporta como se espera</text:span></text:span></text:p>
      <text:p text:style-name="P3">Procedimiento:<text:tab/></text:p>
      <text:list xml:id="list42525961" text:continue-list="list6657694302182418101" text:style-name="WWNum1">
        <text:list-item text:start-value="1">
          <text:p text:style-name="P13">Se pulsa el boton de logout del panel lateral.</text:p>
          <text:p text:style-name="P13"/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procede a hacer el logout del usuario y muestra de nuevo la pantalla de login.</text:span></text:span></text:p>
      <text:p text:style-name="P4"><text:span text:style-name="Default_20_Paragraph_20_Font"/></text:p>
      <text:p text:style-name="P3">CP03: Alta alumno</text:p>
      <text:p text:style-name="P2">Descripción:<text:tab/><text:span text:style-name="T7">Se comprueba la funcionalidad de dar de alta <text:s/>a los alumnos por parte del administrador</text:span></text:p>
      <text:p text:style-name="P3">Procedimiento:<text:tab/></text:p>
      <text:list xml:id="list2623455270478705652" text:style-name="WWNum3">
        <text:list-item text:start-value="1">
          <text:p text:style-name="P14">Se accede a Administrar Alumnos del panel lateral.</text:p>
        </text:list-item>
        <text:list-item>
          <text:p text:style-name="P14">Se rellenan los datos del alumno en la sección crear o editar Alumno.</text:p>
        </text:list-item>
        <text:list-item>
          <text:p text:style-name="P14">Se introducen campos no válidos y se pulsa el botón crear.</text:p>
        </text:list-item>
        <text:list-item>
          <text:p text:style-name="P14">Se introducen campos datos válidos y se pulsa el botón crear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evita registros de alumnos con datos no válidos y registra a los nuevos alumnos con datos válidos añadiéndolos a la base de datos. Para finalizar el sistema muestra una pantalla con el mensaje de éxito de la operación y un botón para volver al menú anterior </text:span></text:span></text:p>
      <text:p text:style-name="P4"><text:soft-page-break/></text:p>
      <text:p text:style-name="P3">CU04: Consulta de alumnos</text:p>
      <text:p text:style-name="P2">Descripción:<text:tab/><text:span text:style-name="T7">Se comprueba la funcionalidad de visualizar la lista de alumnos por parte del administrador</text:span></text:p>
      <text:p text:style-name="P3">Procedimiento:<text:tab/></text:p>
      <text:list xml:id="list42539910" text:continue-list="list2623455270478705652" text:style-name="WWNum3">
        <text:list-item text:start-value="1">
          <text:p text:style-name="P14">Se accede a Administrar Alumnos del panel lateral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muestra los datos de los alumnos registrados en forma de tabla </text:span></text:span></text:p>
      <text:p text:style-name="Standard"><text:span text:style-name="Default_20_Paragraph_20_Font"><text:span text:style-name="T3"/></text:span></text:p>
      <text:p text:style-name="P3">CU05: Editar alumnos</text:p>
      <text:p text:style-name="P2">Descripción:<text:tab/><text:span text:style-name="T7">Se comprueba la funcionalidad de editar un alumno por parte del administrador</text:span></text:p>
      <text:p text:style-name="P3">Procedimiento:<text:tab/></text:p>
      <text:list xml:id="list42537212" text:continue-list="list42539910" text:style-name="WWNum3">
        <text:list-item text:start-value="1">
          <text:p text:style-name="P14">Se accede a Administrar Alumnos del panel lateral.</text:p>
        </text:list-item>
        <text:list-item>
          <text:p text:style-name="P14">Se selecciona un alumno de la lista para que se auto rellenen sus datos en el formulario.</text:p>
        </text:list-item>
        <text:list-item>
          <text:p text:style-name="P14">Se editan sus datos con valores no válidos y se pulsa el botón editar</text:p>
        </text:list-item>
        <text:list-item>
          <text:p text:style-name="P14">Se editan sus datos con valores válidos y se pulsa el botón editar</text:p>
        </text:list-item>
      </text:list>
      <text:p text:style-name="P15"/>
      <text:p text:style-name="P4"><text:span text:style-name="Default_20_Paragraph_20_Font"><text:span text:style-name="T5">Resultado: </text:span></text:span><text:span text:style-name="Default_20_Paragraph_20_Font"><text:span text:style-name="T9">El sistema muestra el mensaje de error en el formulario cuando los valores son no válido; acepta los valores cuando son válidos y edita el Alumno. Para finalizar el sistema muestra una pantalla con el mensaje de éxito de la operación y un botón para volver al menú anterior</text:span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3"><text:soft-page-break/>CU06: Eliminar alumnos</text:p>
      <text:p text:style-name="P2">Descripción:<text:tab/><text:span text:style-name="T7">Se comprueba la funcionalidad de eliminar un alumno por parte del administrador</text:span></text:p>
      <text:p text:style-name="P3">Procedimiento:<text:tab/></text:p>
      <text:list xml:id="list42515614" text:continue-list="list42537212" text:style-name="WWNum3">
        <text:list-item text:start-value="1">
          <text:p text:style-name="P14">Se accede a Administrar Alumnos del panel lateral.</text:p>
        </text:list-item>
        <text:list-item>
          <text:p text:style-name="P14">Se selecciona un alumno de la lista y se pulsa el botón de eliminar.</text:p>
        </text:list-item>
        <text:list-item>
          <text:p text:style-name="P14">Se acepta el mensaje de que se va a borrar el alumno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9">El sistema borra al alumno de la base de datos y ya no se muestra en la tabla.</text:span></text:span></text:p>
      <text:p text:style-name="P4"><text:span text:style-name="Default_20_Paragraph_20_Font"><text:span text:style-name="T5"/></text:span></text:p>
      <text:p text:style-name="P3">CP07: Alta asignatura</text:p>
      <text:p text:style-name="P2">Descripción:<text:tab/><text:span text:style-name="T7">Se comprueba la funcionalidad de dar de alta <text:s/>a las asignaturas por parte del administrador</text:span></text:p>
      <text:p text:style-name="P3">Procedimiento:<text:tab/></text:p>
      <text:list xml:id="list42521005" text:continue-list="list42515614" text:style-name="WWNum3">
        <text:list-item text:start-value="1">
          <text:p text:style-name="P14">Se accede a Administrar Asignaturas del panel lateral.</text:p>
        </text:list-item>
        <text:list-item>
          <text:p text:style-name="P14">Se rellenan los datos de la asignatura en la sección crear o editar Asignatura.</text:p>
        </text:list-item>
        <text:list-item>
          <text:p text:style-name="P14">Se introducen campos no válidos y se pulsa el botón crear.</text:p>
        </text:list-item>
        <text:list-item>
          <text:p text:style-name="P14">Se introducen campos datos válidos y se pulsa el botón crear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evita registros de asignaturas con datos no válidos y registra las nuevas asignaturas con datos válidos añadiéndolas a la base de datos. Para finalizar el sistema muestra una pantalla con el mensaje de éxito de la operación y un botón para volver al menú anterior </text:span></text:span></text:p>
      <text:p text:style-name="P4"/>
      <text:p text:style-name="P3">CU08: Consulta de asignaturas</text:p>
      <text:p text:style-name="P2">Descripción:<text:tab/><text:span text:style-name="T7">Se comprueba la funcionalidad de visualizar la lista de asignaturas por parte del administrador</text:span></text:p>
      <text:p text:style-name="P3">Procedimiento:<text:tab/></text:p>
      <text:list xml:id="list42522319" text:continue-list="list42521005" text:style-name="WWNum3">
        <text:list-item text:start-value="1">
          <text:p text:style-name="P14">Se accede a Administrar Asignaturas del panel lateral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muestra los datos de las asignaturas registradas en forma de tabla </text:span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/></text:span></text:p>
      <text:p text:style-name="Standard"><text:span text:style-name="Default_20_Paragraph_20_Font"><text:span text:style-name="T3"/></text:span></text:p>
      <text:p text:style-name="P3"><text:soft-page-break/>CU09: Editar Asignaturas</text:p>
      <text:p text:style-name="P2">Descripción:<text:tab/><text:span text:style-name="T7">Se comprueba la funcionalidad de editar una asignatura por parte del administrador</text:span></text:p>
      <text:p text:style-name="P3">Procedimiento:<text:tab/></text:p>
      <text:list xml:id="list42538473" text:continue-list="list42522319" text:style-name="WWNum3">
        <text:list-item text:start-value="1">
          <text:p text:style-name="P14">Se accede a Administrar Asignaturas del panel lateral.</text:p>
        </text:list-item>
        <text:list-item>
          <text:p text:style-name="P14">Se selecciona una asignatura de la lista para que se auto rellenen sus datos en el formulario.</text:p>
        </text:list-item>
        <text:list-item>
          <text:p text:style-name="P14">Se editan sus datos con valores no válidos y se pulsa el botón editar</text:p>
        </text:list-item>
        <text:list-item>
          <text:p text:style-name="P14">Se editan sus datos con valores válidos y se pulsa el botón editar</text:p>
        </text:list-item>
      </text:list>
      <text:p text:style-name="P15"/>
      <text:p text:style-name="P4"><text:span text:style-name="Default_20_Paragraph_20_Font"><text:span text:style-name="T5">Resultado: </text:span></text:span><text:span text:style-name="Default_20_Paragraph_20_Font"><text:span text:style-name="T9">El sistema muestra el mensaje de error en el formulario cuando los valores son no válidos; acepta los valores cuando son válidos y edita la asignatura. Para finalizar el sistema muestra una pantalla con el mensaje de éxito de la operación y un botón para volver al menú anterior</text:span></text:span></text:p>
      <text:p text:style-name="P4"><text:span text:style-name="Default_20_Paragraph_20_Font"><text:span text:style-name="T9"/></text:span></text:p>
      <text:p text:style-name="P3">CU10: Eliminar asignaturas</text:p>
      <text:p text:style-name="P2">Descripción:<text:tab/><text:span text:style-name="T7">Se comprueba la funcionalidad de eliminar una asignatura por parte del administrador</text:span></text:p>
      <text:p text:style-name="P3">Procedimiento:<text:tab/></text:p>
      <text:list xml:id="list42523344" text:continue-list="list42538473" text:style-name="WWNum3">
        <text:list-item text:start-value="1">
          <text:p text:style-name="P14">Se accede a Administrar Asignaturas del panel lateral.</text:p>
        </text:list-item>
        <text:list-item>
          <text:p text:style-name="P14">Se selecciona una asignatura de la lista y se pulsa el botón de eliminar.</text:p>
        </text:list-item>
        <text:list-item>
          <text:p text:style-name="P14">Se acepta el mensaje de que se va a borrar la asignatura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borra la asignatura de la base de datos y ya no se muestra en la tabla.</text:span></text:span></text:p>
      <text:p text:style-name="P4"><text:span text:style-name="Default_20_Paragraph_20_Font"><text:span text:style-name="T5"/></text:span></text:p>
      <text:p text:style-name="P3">CP11: Alta aula</text:p>
      <text:p text:style-name="P2">Descripción:<text:tab/><text:span text:style-name="T7">Se comprueba la funcionalidad de dar de alta <text:s/>las aulas por parte del administrador</text:span></text:p>
      <text:p text:style-name="P3">Procedimiento:<text:tab/></text:p>
      <text:list xml:id="list42531959" text:continue-list="list42523344" text:style-name="WWNum3">
        <text:list-item text:start-value="1">
          <text:p text:style-name="P14">Se accede a Administrar Aulas del panel lateral.</text:p>
        </text:list-item>
        <text:list-item>
          <text:p text:style-name="P14">Se rellenan los datos del Aula en la sección crear o editar Aula.</text:p>
        </text:list-item>
        <text:list-item>
          <text:p text:style-name="P14">Se introducen campos no válidos y se pulsa el botón crear.</text:p>
        </text:list-item>
        <text:list-item>
          <text:p text:style-name="P14">Se introducen campos datos válidos y se pulsa el botón crear.</text:p>
        </text:list-item>
      </text:list>
      <text:p text:style-name="Standard"><text:soft-page-break/><text:span text:style-name="Default_20_Paragraph_20_Font"><text:span text:style-name="T1">Resultado: </text:span></text:span><text:span text:style-name="Default_20_Paragraph_20_Font"><text:span text:style-name="T3">El sistema evita registros de aulas con datos no válidos y registra a los nuevas aulas con datos válidos añadiéndolos a la base de datos. Para finalizar el sistema muestra una pantalla con el mensaje de éxito de la operación y un botón para volver al menú anterior </text:span></text:span></text:p>
      <text:p text:style-name="P4"/>
      <text:p text:style-name="P3">CU12: Consulta de Aulas</text:p>
      <text:p text:style-name="P2">Descripción:<text:tab/><text:span text:style-name="T7">Se comprueba la funcionalidad de visualizar la lista de Aulas por parte del administrador</text:span></text:p>
      <text:p text:style-name="P3">Procedimiento:<text:tab/></text:p>
      <text:list xml:id="list42541468" text:continue-list="list42531959" text:style-name="WWNum3">
        <text:list-item text:start-value="1">
          <text:p text:style-name="P14">Se accede a Administrar Aulas del panel lateral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muestra los datos de las Aulas registrados en forma de tabla </text:span></text:span></text:p>
      <text:p text:style-name="Standard"><text:span text:style-name="Default_20_Paragraph_20_Font"><text:span text:style-name="T3"/></text:span></text:p>
      <text:p text:style-name="P3">CU13: Editar Aulas</text:p>
      <text:p text:style-name="P2">Descripción:<text:tab/><text:span text:style-name="T7">Se comprueba la funcionalidad de editar un Aula por parte del administrador</text:span></text:p>
      <text:p text:style-name="P3">Procedimiento:<text:tab/></text:p>
      <text:list xml:id="list42517074" text:continue-list="list42541468" text:style-name="WWNum3">
        <text:list-item text:start-value="1">
          <text:p text:style-name="P14">Se accede a Administrar Aulas del panel lateral.</text:p>
        </text:list-item>
        <text:list-item>
          <text:p text:style-name="P14">Se selecciona un Aula de la lista para que se auto rellenen sus datos en el formulario.</text:p>
        </text:list-item>
        <text:list-item>
          <text:p text:style-name="P14">Se editan sus datos con valores no válidos y se pulsa el botón editar</text:p>
        </text:list-item>
        <text:list-item>
          <text:p text:style-name="P14">Se editan sus datos con valores válidos y se pulsa el botón editar</text:p>
        </text:list-item>
      </text:list>
      <text:p text:style-name="P15"/>
      <text:p text:style-name="P4"><text:span text:style-name="Default_20_Paragraph_20_Font"><text:span text:style-name="T5">Resultado: </text:span></text:span><text:span text:style-name="Default_20_Paragraph_20_Font"><text:span text:style-name="T9">El sistema muestra el mensaje de error en el formulario cuando los valores son no válidos; acepta los valores cuando son válidos y edita el aula seleccionada. Para finalizar el sistema muestra una pantalla con el mensaje de éxito de la operación y un botón para volver al menú anterior</text:span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oft-page-break/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4"><text:span text:style-name="Default_20_Paragraph_20_Font"><text:span text:style-name="T9"/></text:span></text:p>
      <text:p text:style-name="P3">CU14: Eliminar Aulas</text:p>
      <text:p text:style-name="P2">Descripción:<text:tab/><text:span text:style-name="T7">Se comprueba la funcionalidad de eliminar un aula por parte del administrador</text:span></text:p>
      <text:p text:style-name="P3">Procedimiento:<text:tab/></text:p>
      <text:list xml:id="list42525807" text:continue-list="list42517074" text:style-name="WWNum3">
        <text:list-item text:start-value="1">
          <text:p text:style-name="P14">Se accede a Administrar Aulas del panel lateral.</text:p>
        </text:list-item>
        <text:list-item>
          <text:p text:style-name="P14">Se selecciona un aula de la lista y se pulsa el botón de eliminar.</text:p>
        </text:list-item>
        <text:list-item>
          <text:p text:style-name="P14">Se acepta el mensaje de que se va a borrar el aula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borra el aula de la base de datos y ya no se muestra en la tabla.</text:span></text:span></text:p>
      <text:p text:style-name="P4"><text:span text:style-name="Default_20_Paragraph_20_Font"><text:span text:style-name="T5"/></text:span></text:p>
      <text:p text:style-name="P3">CP15: Alta Profesores</text:p>
      <text:p text:style-name="P2">Descripción:<text:tab/><text:span text:style-name="T7">Se comprueba la funcionalidad de dar de alta <text:s/>a los profesores por parte del administrador</text:span></text:p>
      <text:p text:style-name="P3">Procedimiento:<text:tab/></text:p>
      <text:list xml:id="list42537802" text:continue-list="list42525807" text:style-name="WWNum3">
        <text:list-item text:start-value="1">
          <text:p text:style-name="P14">Se accede a Administrar Profesores del panel lateral.</text:p>
        </text:list-item>
        <text:list-item>
          <text:p text:style-name="P14">Se rellenan los datos del profesor en la sección crear o editar Profesores.</text:p>
        </text:list-item>
        <text:list-item>
          <text:p text:style-name="P14">Se introducen campos no válidos y se pulsa el botón crear.</text:p>
        </text:list-item>
        <text:list-item>
          <text:p text:style-name="P14">Se introducen campos datos válidos y se pulsa el botón crear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evita registros de profesores con datos no válidos y registra a los nuevos profesores con datos válidos añadiéndolos a la base de datos. Para finalizar el sistema muestra una pantalla con el mensaje de éxito de la operación y un botón para volver al menú anterior </text:span></text:span></text:p>
      <text:p text:style-name="P4"/>
      <text:p text:style-name="P3">CU16: Consulta de Profesores</text:p>
      <text:p text:style-name="P2">Descripción:<text:tab/><text:span text:style-name="T7">Se comprueba la funcionalidad de visualizar la lista de profesores por parte del administrador</text:span></text:p>
      <text:p text:style-name="P3">Procedimiento:<text:tab/></text:p>
      <text:list xml:id="list42541403" text:continue-list="list42537802" text:style-name="WWNum3">
        <text:list-item text:start-value="1">
          <text:p text:style-name="P14">Se accede a Administrar Profesores del panel lateral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muestra los datos de los profesores registrados en forma de tabla </text:span></text:span></text:p>
      <text:p text:style-name="Standard"><text:soft-page-break/><text:span text:style-name="Default_20_Paragraph_20_Font"><text:span text:style-name="T3"/></text:span></text:p>
      <text:p text:style-name="P3">CU17: Editar Profesores</text:p>
      <text:p text:style-name="P2">Descripción:<text:tab/><text:span text:style-name="T7">Se comprueba la funcionalidad de editar un profesor por parte del administrador</text:span></text:p>
      <text:p text:style-name="P3">Procedimiento:<text:tab/></text:p>
      <text:list xml:id="list42522814" text:continue-list="list42541403" text:style-name="WWNum3">
        <text:list-item text:start-value="1">
          <text:p text:style-name="P14">Se accede a Administrar Profesores del panel lateral.</text:p>
        </text:list-item>
        <text:list-item>
          <text:p text:style-name="P14">Se selecciona un profesor de la lista para que se auto rellenen sus datos en el formulario.</text:p>
        </text:list-item>
        <text:list-item>
          <text:p text:style-name="P14">Se editan sus datos con valores no válidos y se pulsa el botón editar</text:p>
        </text:list-item>
        <text:list-item>
          <text:p text:style-name="P14">Se editan sus datos con valores válidos y se pulsa el botón editar</text:p>
        </text:list-item>
      </text:list>
      <text:p text:style-name="P15"/>
      <text:p text:style-name="P4"><text:span text:style-name="Default_20_Paragraph_20_Font"><text:span text:style-name="T5">Resultado: </text:span></text:span><text:span text:style-name="Default_20_Paragraph_20_Font"><text:span text:style-name="T9">El sistema muestra el mensaje de error en el formulario cuando los valores son no válidos; acepta los valores cuando son válidos y edita el profesor. Para finalizar el sistema muestra una pantalla con el mensaje de éxito de la operación y un botón para volver al menú anterior</text:span></text:span></text:p>
      <text:p text:style-name="P4"><text:span text:style-name="Default_20_Paragraph_20_Font"><text:span text:style-name="T9"/></text:span></text:p>
      <text:p text:style-name="P3">CU18: Eliminar profesores</text:p>
      <text:p text:style-name="P2">Descripción:<text:tab/><text:span text:style-name="T7">Se comprueba la funcionalidad de eliminar un profesor por parte del administrador</text:span></text:p>
      <text:p text:style-name="P3">Procedimiento:<text:tab/></text:p>
      <text:list xml:id="list42514815" text:continue-list="list42522814" text:style-name="WWNum3">
        <text:list-item text:start-value="1">
          <text:p text:style-name="P14">Se accede a Administrar Profesores del panel lateral.</text:p>
        </text:list-item>
        <text:list-item>
          <text:p text:style-name="P14">Se selecciona un profesor de la lista y se pulsa el botón de eliminar.</text:p>
        </text:list-item>
        <text:list-item>
          <text:p text:style-name="P14">Se acepta el mensaje de que se va a borrar el profeso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borra al profesor de la base de datos y ya no se muestra en la tabla.</text:span></text:span></text:p>
      <text:p text:style-name="P4"><text:span text:style-name="Default_20_Paragraph_20_Font"><text:span text:style-name="T5"/></text:span></text:p>
      <text:p text:style-name="P3">CU19: Consulta de asignaturas (Profesor)</text:p>
      <text:p text:style-name="P2">Descripción:<text:tab/><text:span text:style-name="T7">Se comprueba la funcionalidad de visualizar una asignatura por parte del profesor</text:span></text:p>
      <text:p text:style-name="P3">Procedimiento:<text:tab/></text:p>
      <text:list xml:id="list42516334" text:continue-list="list42514815" text:style-name="WWNum3">
        <text:list-item text:start-value="1">
          <text:p text:style-name="P14">Desde una cuenta logueada como profesor, se accede a cualquier asignatura de la barra lateral de profeso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muestra los datos de la asignatura seleccionada por el profesor. </text:span></text:span></text:p>
      <text:p text:style-name="P4"><text:soft-page-break/><text:span text:style-name="Default_20_Paragraph_20_Font"><text:span text:style-name="T5"/></text:span></text:p>
      <text:p text:style-name="P4"><text:span text:style-name="Default_20_Paragraph_20_Font"><text:span text:style-name="T5">CP20: Subir Material</text:span></text:span></text:p>
      <text:p text:style-name="P2">Descripción:<text:tab/><text:span text:style-name="T7">Se comprueba la funcionalidad de subir material de la asignatura por parte del profesor</text:span></text:p>
      <text:p text:style-name="P3">Procedimiento:<text:tab/></text:p>
      <text:list xml:id="list42516030" text:continue-list="list42516334" text:style-name="WWNum3">
        <text:list-item text:start-value="1">
          <text:p text:style-name="P14">Se accede a Gestionar Material desde panel de gestión de la asignatura.</text:p>
        </text:list-item>
        <text:list-item>
          <text:p text:style-name="P14">Se rellenan los datos del formulario en la sección Subida de nuevo material</text:p>
        </text:list-item>
        <text:list-item>
          <text:p text:style-name="P14">Se introducen campos no válidos y se pulsa el botón crear.</text:p>
        </text:list-item>
        <text:list-item>
          <text:p text:style-name="P14">Se introducen campos datos válidos y se pulsa el botón crear.</text:p>
        </text:list-item>
      </text:list>
      <text:p text:style-name="Standard"><text:span text:style-name="Default_20_Paragraph_20_Font"><text:span text:style-name="T1">Resultado: </text:span></text:span><text:span text:style-name="Default_20_Paragraph_20_Font"><text:span text:style-name="T3">El sistema verifica en tiempo real que los datos sean validos y sólo sube el nuevo material con los datos correctos.</text:span></text:span></text:p>
      <text:p text:style-name="P3"/>
      <text:p text:style-name="P3">CU21: Consulta Material</text:p>
      <text:p text:style-name="P2">Descripción:<text:tab/><text:span text:style-name="T7">Se comprueba la funcionalidad de consultar material de una asignatura por parte del profesor.</text:span></text:p>
      <text:p text:style-name="P3">Procedimiento:<text:tab/></text:p>
      <text:list xml:id="list42513507" text:continue-list="list42516030" text:style-name="WWNum3">
        <text:list-item text:start-value="1">
          <text:p text:style-name="P14">Se accede a Gestionar Material desde panel de gestión de la asignatura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9">El sistema muestra los datos de los materiales en activo subidos anteriormente.</text:span></text:span></text:p>
      <text:p text:style-name="P4"><text:span text:style-name="Default_20_Paragraph_20_Font"><text:span text:style-name="T9"/></text:span></text:p>
      <text:p text:style-name="P3">CU22: Editar Material</text:p>
      <text:p text:style-name="P2">Descripción:<text:tab/><text:span text:style-name="T7">Se comprueba la funcionalidad de editar material de una asignatura por parte del profesor.</text:span></text:p>
      <text:p text:style-name="P3">Procedimiento:<text:tab/></text:p>
      <text:list xml:id="list42519782" text:continue-list="list42513507" text:style-name="WWNum3">
        <text:list-item text:start-value="1">
          <text:p text:style-name="P14">Se accede a Gestionar Material desde panel de gestión de la asignatura.</text:p>
        </text:list-item>
        <text:list-item>
          <text:p text:style-name="P14">Se rellenan los datos del formulario para editar el material y se pulsa el botón edita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9">El sistema modifica los datos del material con los nuevos datos.</text:span></text:span></text:p>
      <text:p text:style-name="P4"/>
      <text:p text:style-name="P4"/>
      <text:p text:style-name="P4"><text:soft-page-break/></text:p>
      <text:p text:style-name="P3">CU23: Eliminar material</text:p>
      <text:p text:style-name="P2">Descripción:<text:tab/><text:span text:style-name="T7">Se comprueba la funcionalidad de eliminar un material subido por parte del profesor</text:span></text:p>
      <text:p text:style-name="P3">Procedimiento:<text:tab/></text:p>
      <text:list xml:id="list42523261" text:continue-list="list42519782" text:style-name="WWNum3">
        <text:list-item text:start-value="1">
          <text:p text:style-name="P14">Se accede a Gestionar Material desde panel de gestión de la asignatura.</text:p>
        </text:list-item>
        <text:list-item>
          <text:p text:style-name="P14">Se selecciona un material de la lista y se pulsa el botón de borra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borra el material de la base de datos y ya no se muestra.</text:span></text:span></text:p>
      <text:p text:style-name="P4"/>
      <text:p text:style-name="P4"><text:span text:style-name="Default_20_Paragraph_20_Font"><text:span text:style-name="T5">CP24: Crear actividad</text:span></text:span></text:p>
      <text:p text:style-name="P2">Descripción:<text:tab/><text:span text:style-name="T7">Se comprueba la funcionalidad de crear actividad en la asignatura por parte del profesor</text:span></text:p>
      <text:p text:style-name="P3">Procedimiento:<text:tab/></text:p>
      <text:list xml:id="list42538130" text:continue-list="list42523261" text:style-name="WWNum3">
        <text:list-item text:start-value="1">
          <text:p text:style-name="P14">Se accede a Gestionar Tareas desde panel de gestión de la asignatura.</text:p>
        </text:list-item>
        <text:list-item>
          <text:p text:style-name="P14">Se rellenan los datos del formulario en la sección Subida de nueva Actividad</text:p>
        </text:list-item>
        <text:list-item>
          <text:p text:style-name="P14">Se introducen campos no válidos y se pulsa el botón crear.</text:p>
        </text:list-item>
        <text:list-item>
          <text:p text:style-name="P14">Se introducen campos datos válidos y se pulsa el botón crea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9">El sistema verifica en tiempo real que los datos sean validos y sólo sube la nueva actividad con los datos correctos.</text:span></text:span></text:p>
      <text:p text:style-name="P4"/>
      <text:p text:style-name="P3">CU25: Consulta Actividad</text:p>
      <text:p text:style-name="P2">Descripción:<text:tab/><text:span text:style-name="T7">Se comprueba la funcionalidad de consultar actividades de una asignatura por parte del profesor.</text:span></text:p>
      <text:p text:style-name="P3">Procedimiento:<text:tab/></text:p>
      <text:list xml:id="list42517810" text:continue-list="list42538130" text:style-name="WWNum3">
        <text:list-item text:start-value="1">
          <text:p text:style-name="P14">Se accede a Gestionar Tareas desde panel de gestión de la asignatura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9">El sistema muestra los datos de las tareas en activo subidas anteriormente.</text:span></text:span></text:p>
      <text:p text:style-name="P4"/>
      <text:p text:style-name="P4"/>
      <text:p text:style-name="P4"/>
      <text:p text:style-name="P4"/>
      <text:p text:style-name="P3"><text:soft-page-break/>CU26: Editar Actividad</text:p>
      <text:p text:style-name="P2">Descripción:<text:tab/><text:span text:style-name="T7">Se comprueba la funcionalidad de editar actividad de una asignatura por parte del profesor.</text:span></text:p>
      <text:p text:style-name="P3">Procedimiento:<text:tab/></text:p>
      <text:list xml:id="list42516582" text:continue-list="list42517810" text:style-name="WWNum3">
        <text:list-item text:start-value="1">
          <text:p text:style-name="P14">Se accede a Gestionar Tareas desde panel de gestión de la asignatura.</text:p>
        </text:list-item>
        <text:list-item>
          <text:p text:style-name="P14">Se rellenan los datos del formulario para editar la tarea y se pulsa el botón edita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9">El sistema modifica los datos de la actividad con los nuevos datos.</text:span></text:span></text:p>
      <text:p text:style-name="P4"/>
      <text:p text:style-name="P4"/>
      <text:p text:style-name="P4"/>
      <text:p text:style-name="P3">CU27: Eliminar Actividad</text:p>
      <text:p text:style-name="P2">Descripción:<text:tab/><text:span text:style-name="T7">Se comprueba la funcionalidad de eliminar una actividad subida por parte del profesor</text:span></text:p>
      <text:p text:style-name="P3">Procedimiento:<text:tab/></text:p>
      <text:list xml:id="list42527357" text:continue-list="list42516582" text:style-name="WWNum3">
        <text:list-item text:start-value="1">
          <text:p text:style-name="P14">Se accede a Gestionar Tareas desde panel de gestión de la asignatura.</text:p>
        </text:list-item>
        <text:list-item>
          <text:p text:style-name="P14">Se selecciona una tarea de la lista y se pulsa el botón de borrar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borra la tarea de la base de datos y ya no se muestra.</text:span></text:span></text:p>
      <text:p text:style-name="P4"/>
      <text:p text:style-name="P3">CU28: Descargar y Calificar Actividad</text:p>
      <text:p text:style-name="P2">Descripción:<text:tab/><text:span text:style-name="T7">Se comprueba la funcionalidad de eliminar una actividad subida por parte del profesor</text:span></text:p>
      <text:p text:style-name="P3">Procedimiento:<text:tab/></text:p>
      <text:list xml:id="list42537037" text:continue-list="list42527357" text:style-name="WWNum3">
        <text:list-item text:start-value="1">
          <text:p text:style-name="P14">Desde el panel de una asignatura se accede a calificar entregas de una actividad disponible</text:p>
        </text:list-item>
        <text:list-item>
          <text:p text:style-name="P14">Se selecciona descargar entrega para ver el archivo enviado por el alumno y se puntúa en el formulario.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guarda la puntuación dada al usuario en la base de datos.</text:span></text:span></text:p>
      <text:p text:style-name="P4"/>
      <text:p text:style-name="P3">CU29: Enviar mensaje</text:p>
      <text:p text:style-name="P2">Descripción:<text:tab/><text:span text:style-name="T7">Se comprueba la funcionalidad de enviar un mensaje por los usuarios</text:span></text:p>
      <text:p text:style-name="P3"><text:soft-page-break/>Procedimiento:<text:tab/></text:p>
      <text:list xml:id="list42536212" text:continue-list="list42537037" text:style-name="WWNum3">
        <text:list-item text:start-value="1">
          <text:p text:style-name="P14">Se accede a Mensajes desde panel lateral del Alumno.</text:p>
        </text:list-item>
        <text:list-item>
          <text:p text:style-name="P14">Se selecciona nuevo mensaje desde el panel lateral derecho.</text:p>
        </text:list-item>
        <text:list-item>
          <text:p text:style-name="P14">Se rellenan los datos del mensaje y se le da al botón enviar</text:p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manda el mensaje al Alumno seleccionado.</text:span></text:span></text:p>
      <text:p text:style-name="P4"/>
      <text:p text:style-name="P4"/>
      <text:p text:style-name="P4"/>
      <text:p text:style-name="P4"/>
      <text:p text:style-name="P3">CU30: Consultar mensajes</text:p>
      <text:p text:style-name="P2">Descripción:<text:tab/><text:span text:style-name="T7">Se comprueba la funcionalidad de consultar un mensaje por los usuarios</text:span></text:p>
      <text:p text:style-name="P3">Procedimiento:<text:tab/></text:p>
      <text:list xml:id="list42532051" text:continue-list="list42536212" text:style-name="WWNum3">
        <text:list-item text:start-value="1">
          <text:p text:style-name="P14">Se accede a Mensajes desde panel lateral del Alumno.</text:p>
        </text:list-item>
        <text:list-item>
          <text:p text:style-name="P14">Se selecciona un mensaje desde el panel lateral derecho en la sección bandeja de entrada.</text:p>
        </text:list-item>
        <text:list-item>
          <text:p text:style-name="P14"/>
        </text:list-item>
      </text:list>
      <text:p text:style-name="P4"><text:span text:style-name="Default_20_Paragraph_20_Font"><text:span text:style-name="T5">Resultado: </text:span></text:span><text:span text:style-name="Default_20_Paragraph_20_Font"><text:span text:style-name="T8">El sistema muestra los datos del mensaje seleccionado.</text:span></text:span></text:p>
      <text:p text:style-name="P4"><text:span text:style-name="Default_20_Paragraph_20_Font"><text:span text:style-name="T8"/></text:span></text:p>
      <text:p text:style-name="P4"><text:span text:style-name="Default_20_Paragraph_20_Font"><text:span text:style-name="T6">CU31: Consultar asignatura (Alumno)</text:span></text:span></text:p>
      <text:p text:style-name="P2">Descripción:<text:tab/><text:span text:style-name="T7">Se comprueba la funcionalidad de visualizar una asignatura por parte del alumno</text:span></text:p>
      <text:p text:style-name="P3">Procedimiento:<text:tab/></text:p>
      <text:list xml:id="list42543438" text:continue-list="list42532051" text:style-name="WWNum3">
        <text:list-item text:start-value="1">
          <text:p text:style-name="P14">Desde una cuenta logueada como alumno, se accede a cualquier asignatura de la barra lateral de alumno.</text:p>
        </text:list-item>
      </text:list>
      <text:p text:style-name="P10"><text:span text:style-name="Default_20_Paragraph_20_Font"><text:span text:style-name="T6">Resultado: </text:span></text:span><text:span text:style-name="Default_20_Paragraph_20_Font"><text:span text:style-name="T8">El sistema muestra los datos de la asignatura seleccionada por el alumno. </text:span></text:span></text:p>
      <text:p text:style-name="P4"/>
      <text:p text:style-name="P12"><text:span text:style-name="Default_20_Paragraph_20_Font"><text:span text:style-name="T6">CU32: Consultar actividad (Alumno)</text:span></text:span></text:p>
      <text:p text:style-name="P2">Descripción:<text:tab/><text:span text:style-name="T7">Se comprueba la funcionalidad de visualizar una actividad por parte del alumno</text:span></text:p>
      <text:p text:style-name="P3">Procedimiento:<text:tab/></text:p>
      <text:list xml:id="list42526439" text:continue-list="list42543438" text:style-name="WWNum3">
        <text:list-item text:start-value="1">
          <text:p text:style-name="P14"><text:soft-page-break/>Desde una cuenta logueada como alumno, se accede a cualquier asignatura de la lista de Mis clases.</text:p>
        </text:list-item>
      </text:list>
      <text:p text:style-name="P11"><text:span text:style-name="Default_20_Paragraph_20_Font"><text:span text:style-name="T6">Resultado: </text:span></text:span><text:span text:style-name="Default_20_Paragraph_20_Font"><text:span text:style-name="T8">El sistema muestra las Próximas Tareas disponibles para el usuario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Default_20_Paragraph_20_Font"><text:span text:style-name="T6">CU33: Entregar actividad (Alumno)</text:span></text:span></text:p>
      <text:p text:style-name="P2">Descripción:<text:tab/><text:span text:style-name="T7">Se comprueba la funcionalidad de entregar una actividad por parte del alumno</text:span></text:p>
      <text:p text:style-name="P3">Procedimiento:<text:tab/></text:p>
      <text:list xml:id="list42533490" text:continue-list="list42526439" text:style-name="WWNum3">
        <text:list-item text:start-value="1">
          <text:p text:style-name="P14">Desde una cuenta logueada como alumno, se accede a cualquier tarea de la lista de Próximas tareas disponibles para el alumno.</text:p>
        </text:list-item>
        <text:list-item>
          <text:p text:style-name="P14">Se rellenan los datos del formulario de entrega y se pulsa el botón entregar</text:p>
        </text:list-item>
      </text:list>
      <text:p text:style-name="P11"><text:span text:style-name="Default_20_Paragraph_20_Font"><text:span text:style-name="T6">Resultado: </text:span></text:span><text:span text:style-name="Default_20_Paragraph_20_Font"><text:span text:style-name="T8">El sistema sube la tarea seleccionada a la base de datos y devuelve al alumno a la pagina principal de alumnos.</text:span></text:span></text:p>
      <text:p text:style-name="P11"><text:span text:style-name="Default_20_Paragraph_20_Font"><text:span text:style-name="T8"/></text:span></text:p>
      <text:p text:style-name="P11"><text:span text:style-name="Default_20_Paragraph_20_Font"><text:span text:style-name="T6">CU34: Consultar material (Alumno)</text:span></text:span></text:p>
      <text:p text:style-name="P2">Descripción:<text:tab/><text:span text:style-name="T7">Se comprueba la funcionalidad de visualizar materiales de una asignatura por parte del alumno</text:span></text:p>
      <text:p text:style-name="P3">Procedimiento:<text:tab/></text:p>
      <text:list xml:id="list42539645" text:continue-list="list42533490" text:style-name="WWNum3">
        <text:list-item text:start-value="1">
          <text:p text:style-name="P14">Desde una cuenta logueada como alumno, se accede a cualquier asignatura de la barra lateral de alumno.</text:p>
        </text:list-item>
        <text:list-item>
          <text:p text:style-name="P14">Se selecciona una la carpeta donde esté el material.</text:p>
        </text:list-item>
      </text:list>
      <text:p text:style-name="P15"/>
      <text:p text:style-name="P11"><text:span text:style-name="Default_20_Paragraph_20_Font"><text:span text:style-name="T6">Resultado: </text:span></text:span><text:span text:style-name="Default_20_Paragraph_20_Font"><text:span text:style-name="T8">El sistema muestra el material disponible para el alumno.</text:span></text:span></text:p>
      <text:p text:style-name="P11"><text:span text:style-name="Default_20_Paragraph_20_Font"><text:span text:style-name="T8"/></text:span></text:p>
      <text:p text:style-name="P11"><text:span text:style-name="Default_20_Paragraph_20_Font"><text:span text:style-name="T6">CU35: Descargar material (Alumno)</text:span></text:span></text:p>
      <text:p text:style-name="P2"><text:soft-page-break/>Descripción:<text:tab/><text:span text:style-name="T7">Se comprueba la funcionalidad de descargar materiales de una asignatura por parte del alumno</text:span></text:p>
      <text:p text:style-name="P3">Procedimiento:<text:tab/></text:p>
      <text:list xml:id="list42539845" text:continue-list="list42539645" text:style-name="WWNum3">
        <text:list-item text:start-value="1">
          <text:p text:style-name="P14">Desde una cuenta logueada como alumno, se accede a cualquier asignatura de la barra lateral de alumno.</text:p>
        </text:list-item>
        <text:list-item>
          <text:p text:style-name="P14">Se selecciona una la carpeta donde esté el material.</text:p>
        </text:list-item>
        <text:list-item>
          <text:p text:style-name="P14">Se selecciona el archivo que se quiere descargar.</text:p>
        </text:list-item>
      </text:list>
      <text:p text:style-name="P11"><text:span text:style-name="Default_20_Paragraph_20_Font"><text:span text:style-name="T6">Resultado: </text:span></text:span><text:span text:style-name="Default_20_Paragraph_20_Font"><text:span text:style-name="T8">El sistema procede a descargar el material para el usuari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4%" fo:orphans="2" fo:widows="2"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Manuel Ridao</meta:initial-creator>
    <meta:creation-date>2018-01-21T16:31:00Z</meta:creation-date>
    <dc:date>2018-06-13T22:33:22.73</dc:date>
    <meta:editing-cycles>50</meta:editing-cycles>
    <meta:editing-duration>PT2040S</meta:editing-duration>
    <meta:document-statistic meta:table-count="0" meta:image-count="0" meta:object-count="0" meta:page-count="13" meta:paragraph-count="228" meta:word-count="2588" meta:character-count="154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Casos%20de%20Pruebas%20(2).odt/Normal.dotm"/>
  </office:meta>
</office:document-meta>
</file>